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cef40" officeooo:paragraph-rsid="001cef40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2pt" officeooo:rsid="001cef40" officeooo:paragraph-rsid="001cef40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dcd62" officeooo:paragraph-rsid="001dcd62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23e03b" officeooo:paragraph-rsid="0023e03b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2b2f46" officeooo:paragraph-rsid="00251991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officeooo:paragraph-rsid="00251991"/>
    </style:style>
    <style:style style:name="T1" style:family="text">
      <style:text-properties officeooo:rsid="001d6db4"/>
    </style:style>
    <style:style style:name="T2" style:family="text">
      <style:text-properties officeooo:rsid="001dcd62"/>
    </style:style>
    <style:style style:name="T3" style:family="text">
      <style:text-properties officeooo:rsid="001f9b13"/>
    </style:style>
    <style:style style:name="T4" style:family="text">
      <style:text-properties officeooo:rsid="0021556a"/>
    </style:style>
    <style:style style:name="T5" style:family="text">
      <style:text-properties officeooo:rsid="00224077"/>
    </style:style>
    <style:style style:name="T6" style:family="text">
      <style:text-properties officeooo:rsid="0023e03b"/>
    </style:style>
    <style:style style:name="T7" style:family="text">
      <style:text-properties fo:font-size="12pt" officeooo:rsid="0023e03b" style:font-size-asian="10.5pt" style:font-size-complex="12pt"/>
    </style:style>
    <style:style style:name="T8" style:family="text">
      <style:text-properties fo:font-size="12pt" officeooo:rsid="00251991" style:font-size-asian="10.5pt" style:font-size-complex="12pt"/>
    </style:style>
    <style:style style:name="T9" style:family="text">
      <style:text-properties fo:font-size="12pt" officeooo:rsid="002a405e" style:font-size-asian="10.5pt" style:font-size-complex="12pt"/>
    </style:style>
    <style:style style:name="T10" style:family="text">
      <style:text-properties fo:font-size="12pt" officeooo:rsid="002b2f46" style:font-size-asian="10.5pt" style:font-size-complex="12pt"/>
    </style:style>
    <style:style style:name="T11" style:family="text">
      <style:text-properties officeooo:rsid="002a405e"/>
    </style:style>
    <style:style style:name="T12" style:family="text">
      <style:text-properties officeooo:rsid="002c8c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as soll das Programm können</text:p>
      <text:p text:style-name="P2">1. Kiosk-<text:span text:style-name="T12">M</text:span>odus Initialisieren:</text:p>
      <text:p text:style-name="P2">Kiosk Benutzer erstellen:</text:p>
      <text:p text:style-name="P2"><text:span text:style-name="T1">M</text:span>it oder ohne Passwort, automatische Anmeldung, Name, <text:span text:style-name="T2">URL der gewünschten Seite, </text:span><text:span text:style-name="T6">Standard keine Tastenkürzel, kein Menüfenster, </text:span></text:p>
      <text:p text:style-name="P3"/>
      <text:p text:style-name="P3"><text:span text:style-name="T5">2. </text:span>Kiosk-<text:span text:style-name="T12">B</text:span>enutzer verwalten:</text:p>
      <text:p text:style-name="P3">Passwort einstellen, automatische Anmeldung einstellen, Name einstellen, gewünschte URL einstellen, Zeitpunkt des shutdowns einstellen, Wochentag der Updates einstellen, Tastenkürzel (Alt<text:span text:style-name="T3">+F4</text:span>) <text:span text:style-name="T3">wieder verfügbar machen, </text:span><text:span text:style-name="T4">untere Leiste wieder sichtbar machen, grafische Oberfläche neu starten.</text:span></text:p>
      <text:p text:style-name="P3"/>
      <text:p text:style-name="P4">3. Optionen:</text:p>
      <text:p text:style-name="P4">-h –help<text:tab/><text:tab/><text:span text:style-name="T11">z</text:span>eigt alle Informationen an</text:p>
      <text:p text:style-name="P4">-v –verbose<text:tab/><text:tab/><text:span text:style-name="T11">m</text:span>ehr Ausgabe beim Durchführen vom Script</text:p>
      <text:p text:style-name="P6"><text:span text:style-name="T7">-t –t</text:span><text:span text:style-name="T8">k </text:span><text:span text:style-name="T9">(yes/no)</text:span><text:span text:style-name="T8"><text:tab/><text:tab/></text:span><text:span text:style-name="T9">a</text:span><text:span text:style-name="T8">ktiviert/</text:span><text:span text:style-name="T9">deaktiviert</text:span><text:span text:style-name="T8"> Tastenkürzel </text:span><text:span text:style-name="T9">(Alt+F4)</text:span></text:p>
      <text:p text:style-name="P6"><text:span text:style-name="T8">-</text:span><text:span text:style-name="T9">l –leiste (yes/no)<text:tab/>aktiviert/deaktiviert die untere Leiste</text:span></text:p>
      <text:p text:style-name="P6"><text:span text:style-name="T9">-</text:span><text:span text:style-name="T10">u –url (URL)<text:tab/><text:tab/>stellt eine neue URL ein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5-19T14:03:28.729668942</dc:date>
    <meta:editing-duration>PT1H29M2S</meta:editing-duration>
    <meta:editing-cycles>17</meta:editing-cycles>
    <meta:generator>LibreOffice/7.1.3.2$Linux_X86_64 LibreOffice_project/10$Build-2</meta:generator>
    <meta:document-statistic meta:table-count="0" meta:image-count="0" meta:object-count="0" meta:page-count="1" meta:paragraph-count="12" meta:word-count="99" meta:character-count="787" meta:non-whitespace-character-count="695"/>
  </office:meta>
</office:document-meta>
</file>